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Black" svg:font-family="Segoe UI Black" style:font-family-generic="swiss" style:font-pitch="variable" svg:panose-1="2 11 10 2 4 2 4 2 2 3"/>
    <style:font-face style:name="Bookman Old Style" svg:font-family="Bookman Old Style" style:font-family-generic="roman" style:font-pitch="variable" svg:panose-1="2 5 6 4 5 5 5 2 2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Segoe UI Black" fo:font-size="30pt" style:font-size-asian="30pt" style:font-size-complex="30pt" style:text-underline-type="single" style:text-underline-style="dotted" style:text-underline-width="auto" style:text-underline-mode="continuous"/>
    </style:style>
    <style:style style:name="P2" style:parent-style-name="Normal" style:family="paragraph">
      <style:text-properties style:font-name="Bookman Old Style" fo:font-style="italic" style:font-style-asian="italic" style:font-style-complex="italic" fo:font-size="18pt" style:font-size-asian="18pt" style:font-size-complex="18pt" style:text-underline-type="single" style:text-underline-style="dot-dot-dash" style:text-underline-width="auto" style:text-underline-mode="continuous" style:text-underline-color="#E97132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7" style:parent-style-name="Normal" style:family="paragraph">
      <style:text-properties style:font-name="Bookman Old Style" fo:font-style="italic" style:font-style-asian="italic" style:font-style-complex="italic" fo:font-size="18pt" style:font-size-asian="18pt" style:font-size-complex="18pt" style:text-underline-type="single" style:text-underline-style="dot-dot-dash" style:text-underline-width="auto" style:text-underline-mode="continuous" style:text-underline-color="#E97132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T19" style:parent-style-name="DefaultParagraphFont" style:family="text">
      <style:text-properties style:font-name="Bookman Old Style" fo:font-style="italic" style:font-style-asian="italic" style:font-style-complex="italic" fo:font-size="18pt" style:font-size-asian="18pt" style:font-size-complex="18pt" style:text-underline-color="#E97132" fo:language="en" fo:country="US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1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2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3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4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5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6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7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8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29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30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31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32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33" style:parent-style-name="Normal" style:family="paragraph">
      <style:text-properties fo:font-weight="bold" style:font-weight-asian="bold" style:font-weight-complex="bold" fo:font-size="18pt" style:font-size-asian="18pt" style:font-size-complex="18pt" style:text-underline-color="#E97132" fo:language="en" fo:country="US"/>
    </style:style>
    <style:style style:name="P34" style:parent-style-name="Normal" style:family="paragraph">
      <style:text-properties style:font-name="Bookman Old Style" fo:font-style="italic" style:font-style-asian="italic" style:font-style-complex="italic" fo:font-size="18pt" style:font-size-asian="18pt" style:font-size-complex="18pt" style:text-underline-type="single" style:text-underline-style="dot-dot-dash" style:text-underline-width="auto" style:text-underline-mode="continuous" style:text-underline-color="#E97132"/>
    </style:style>
  </office:automatic-styles>
  <office:body>
    <office:text text:use-soft-page-breaks="true">
      <text:p text:style-name="P1">CHAPTER 2</text:p>
      <text:p text:style-name="P2">Self-Review Exercise 2.1</text:p>
      <text:p text:style-name="Normal"/>
      <text:list text:style-name="LFO1" text:continue-numbering="true">
        <text:list-item>
          <text:p text:style-name="P3"><text:span text:style-name="T4">Left Brace and Right Brace.</text:span></text:p>
        </text:list-item>
        <text:list-item>
          <text:p text:style-name="P5"><text:span text:style-name="T6">If</text:span></text:p>
        </text:list-item>
        <text:list-item>
          <text:p text:style-name="P7"><text:span text:style-name="T8">//</text:span></text:p>
        </text:list-item>
        <text:list-item>
          <text:p text:style-name="P9"><text:span text:style-name="T10">Space, Tab and Newline.</text:span></text:p>
        </text:list-item>
        <text:list-item>
          <text:p text:style-name="P11"><text:span text:style-name="T12">Keywords (Or Reserved Words).</text:span></text:p>
        </text:list-item>
        <text:list-item>
          <text:p text:style-name="P13"><text:span text:style-name="T14">Main.</text:span></text:p>
        </text:list-item>
        <text:list-item>
          <text:p text:style-name="P15"><text:span text:style-name="T16">System.Out.Print, System.Out.Println and System.Out.Printf.</text:span></text:p>
        </text:list-item>
      </text:list>
      <text:p text:style-name="Normal"/>
      <text:p text:style-name="Normal"/>
      <text:p text:style-name="P17">Self-Review Exercise 2.2</text:p>
      <text:p text:style-name="Normal"><text:span text:style-name="T18">a)</text:span><text:span text:style-name="T19"><text:s/></text:span><text:span text:style-name="T20">Comments cause the computer to print the text after the // on the screen when the program executes.</text:span></text:p>
      <text:p text:style-name="P21">Answer: False. Comments are ignored by the compiler and do not affect program execution.</text:p>
      <text:p text:style-name="P22"/>
      <text:p text:style-name="P23">b) All variables must be given a type when they’re declared.</text:p>
      <text:p text:style-name="P24">Answer: True.</text:p>
      <text:p text:style-name="P25"/>
      <text:soft-page-break/>
      <text:p text:style-name="P26">c) Java considers the variables number and NuMbEr to be identical.</text:p>
      <text:p text:style-name="P27">Answer: False. Java is case-sensitive, so number and NuMbEr are different variables.</text:p>
      <text:p text:style-name="P28"/>
      <text:p text:style-name="P29">d) The remainder operator (%) can be used only with integer operands.</text:p>
      <text:p text:style-name="P30">Answer: False. The remainder operator can be used with both integer and floating-point operands.</text:p>
      <text:p text:style-name="P31"/>
      <text:p text:style-name="P32">e) The arithmetic operators *, /, %, + and - all have the same level of precedence.</text:p>
      <text:p text:style-name="P33">Answer: False. *, /, and % have higher precedence than + and -.</text:p>
      <text:p text:style-name="P3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egoe UI Black" svg:font-family="Segoe UI Black" style:font-family-generic="swiss" style:font-pitch="variable" svg:panose-1="2 11 10 2 4 2 4 2 2 3"/>
    <style:font-face style:name="Bookman Old Style" svg:font-family="Bookman Old Style" style:font-family-generic="roman" style:font-pitch="variable" svg:panose-1="2 5 6 4 5 5 5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die Ozubu</meta:initial-creator>
    <dc:creator>Eddie Ozubu</dc:creator>
    <meta:creation-date>2025-03-21T12:47:00Z</meta:creation-date>
    <dc:date>2025-03-21T13:12:00Z</dc:date>
    <meta:template xlink:href="Normal" xlink:type="simple"/>
    <meta:editing-cycles>2</meta:editing-cycles>
    <meta:editing-duration>PT1140S</meta:editing-duration>
    <meta:document-statistic meta:page-count="2" meta:paragraph-count="1" meta:word-count="142" meta:character-count="956" meta:row-count="6" meta:non-whitespace-character-count="815"/>
  </office:meta>
</office:document-meta>
</file>